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design/NLeHPJXuYE08PPmRce9nhP/Shopping-via-mobile-illustration?node-id=0-1&amp;t=WMnguPs8G538HiZP-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12T09:54:41.5610000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117" meta:non-whitespace-character-count="117"/>
    <meta:generator>LibreOffice/7.2.7.2$Windows_X86_64 LibreOffice_project/8d71d29d553c0f7dcbfa38fbfda25ee34cce99a2</meta:generator>
  </office:meta>
</office:document-meta>
</file>